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0bd" officeooo:paragraph-rsid="000260bd"/>
    </style:style>
    <style:style style:name="P2" style:family="paragraph" style:parent-style-name="Standard">
      <style:text-properties officeooo:rsid="000260bd" officeooo:paragraph-rsid="0002c3cd"/>
    </style:style>
    <style:style style:name="P3" style:family="paragraph" style:parent-style-name="Standard">
      <style:text-properties officeooo:rsid="00047cdc" officeooo:paragraph-rsid="00047cdc"/>
    </style:style>
    <style:style style:name="P4" style:family="paragraph" style:parent-style-name="Standard">
      <style:text-properties officeooo:rsid="0005e10c" officeooo:paragraph-rsid="0005e10c"/>
    </style:style>
    <style:style style:name="P5" style:family="paragraph" style:parent-style-name="Standard">
      <style:text-properties officeooo:rsid="0005f6a1" officeooo:paragraph-rsid="0005f6a1"/>
    </style:style>
    <style:style style:name="P6" style:family="paragraph" style:parent-style-name="Standard">
      <style:text-properties officeooo:rsid="0008db13" officeooo:paragraph-rsid="0008db13"/>
    </style:style>
    <style:style style:name="P7" style:family="paragraph" style:parent-style-name="Standard" style:list-style-name="L1">
      <style:text-properties officeooo:rsid="00047cdc" officeooo:paragraph-rsid="00047cdc"/>
    </style:style>
    <style:style style:name="P8" style:family="paragraph" style:parent-style-name="Standard">
      <style:text-properties officeooo:rsid="0007e04d" officeooo:paragraph-rsid="0005f6a1"/>
    </style:style>
    <style:style style:name="T1" style:family="text">
      <style:text-properties officeooo:rsid="0002c3cd"/>
    </style:style>
    <style:style style:name="T2" style:family="text">
      <style:text-properties officeooo:rsid="00047cdc"/>
    </style:style>
    <style:style style:name="T3" style:family="text">
      <style:text-properties officeooo:rsid="0005c767"/>
    </style:style>
    <style:style style:name="T4" style:family="text">
      <style:text-properties officeooo:rsid="0005e10c"/>
    </style:style>
    <style:style style:name="T5" style:family="text">
      <style:text-properties officeooo:rsid="0005f6a1"/>
    </style:style>
    <style:style style:name="T6" style:family="text">
      <style:text-properties officeooo:rsid="0006fcd5"/>
    </style:style>
    <style:style style:name="T7" style:family="text">
      <style:text-properties officeooo:rsid="000a535a"/>
    </style:style>
    <style:style style:name="T8" style:family="text">
      <style:text-properties officeooo:rsid="000c322e"/>
    </style:style>
    <style:style style:name="T9" style:family="text">
      <style:text-properties officeooo:rsid="000e0e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tab/><text:tab/><text:tab/><text:tab/>Contribuições principais de cada integrante:</text:p>
      <text:p text:style-name="P1"/>
      <text:p text:style-name="P1"/>
      <text:p text:style-name="P1">Amanda: Construiu a navbar dos sites de cursos, participou ativamente da escolha de cores e design, contruiu o formul<text:span text:style-name="T4">ár</text:span>io de inscrição que está em todas as páginas de curso, implementou o texto de conteudo no layout das páginas de curso <text:span text:style-name="T4">e participou nas </text:span>decisões gerais de layout.</text:p>
      <text:p text:style-name="P1"/>
      <text:p text:style-name="P2">Gustavo: Construiu o footer e o header da página principal, sugeriu o uso das ferramentes organizacionais como trello e marvelapp. Criou os cards na pagina principal. <text:span text:style-name="T1">Ademais participou na escolha dos icones e imagens e das decisões gerais do layout.</text:span></text:p>
      <text:p text:style-name="P1"/>
      <text:p text:style-name="P2">Leonardo: Construiu o layout inicial da página principal, <text:span text:style-name="T1">também construiu </text:span>o modelo das páginas de curso. Participou da estilização do formulário e da página de contatos <text:span text:style-name="T1">e das decisões gerais de layout. </text:span><text:span text:style-name="T9">Também fez a revisão do código.</text:span></text:p>
      <text:p text:style-name="P1"/>
      <text:p text:style-name="P1">Mahonri: Construiu o <text:span text:style-name="T1">layout inicial</text:span> para a página de contato, <text:span text:style-name="T1">criando o formulário e adicionando um iframe com a localização. Além disso, </text:span>escreveu os textos de conteúdo de todas as páginas. Participou da seleção de ícones e imagens <text:span text:style-name="T1">e das</text:span> decisões gerais de layout.</text:p>
      <text:p text:style-name="P1"/>
      <text:p text:style-name="P1">Vitor: Construiu a página de apresentação de equipe <text:span text:style-name="T1">e dos diretores da SoulCode e</text:span> participou nas decisões gerais de layout. Ademais implementou o conteúdo textual no layout das páginas de curso.</text:p>
      <text:p text:style-name="P1"/>
      <text:p text:style-name="P1"/>
      <text:p text:style-name="P1"><text:tab/><text:tab/><text:tab/><text:tab/><text:tab/><text:span text:style-name="T2">Melhorias a serem feitas</text:span></text:p>
      <text:p text:style-name="P1"/>
      <text:p text:style-name="P3">O que queríamos x O que conseguímos: </text:p>
      <text:p text:style-name="P3"/>
      <text:p text:style-name="P3">Gostariamos de cards mais interativos como no site do waser, também gostaríamos de ter criado uma página intermediária de grupo de cursos, porém decidimos que seria melhor ir direto para a página de cursos.</text:p>
      <text:p text:style-name="P1"/>
      <text:p text:style-name="P3">Principal melhoria a ser feita no site:</text:p>
      <text:p text:style-name="P1"/>
      <text:p text:style-name="P3">O site não é responsivo, para escolher o tamanho dos layouts foi feito um “hardcode” com pixels. Tornando difícil a escalabilidade. <text:span text:style-name="T6">Criar</text:span> uma página principal para <text:span text:style-name="T6">cada grupo de cursos. </text:span></text:p>
      <text:p text:style-name="P4"/>
      <text:p text:style-name="P3">Principal dificuldade do grupo (hard skill) : </text:p>
      <text:p text:style-name="P3"/>
      <text:list xml:id="list715715753" text:style-name="L1">
        <text:list-item>
          <text:p text:style-name="P7">Lidar com as tabelas para fazer o texto ficar ao lado da imagem</text:p>
        </text:list-item>
        <text:list-item>
          <text:p text:style-name="P7">Limitar o tamanho do arquivo css para que se tornasse um código mais enxuto, <text:span text:style-name="T3">fácil de ler e escalar.</text:span></text:p>
        </text:list-item>
      </text:list>
      <text:p text:style-name="P6"/>
      <text:p text:style-name="P6">Deixamos o código bem identado, com nomes de classes <text:span text:style-name="T7">e ids</text:span> que faziam sentido. Além de adicionar comentários para que se vocês decidissem contratar outra equipe <text:span text:style-name="T8">pra escalar o site</text:span> e fazer com que ele funciona-se bem para outras plataformas <text:span text:style-name="T8">(celular, outras telas) </text:span>ficasse fácil de achar no css e no html onde mudar. </text:p>
      <text:p text:style-name="P1"/>
      <text:p text:style-name="P3">Principal dificuldade do grupo (soft skill) : </text:p>
      <text:p text:style-name="P3"/>
      <text:p text:style-name="P3"><text:soft-page-break/>A principal dificuldade foi limitar o produto de forma que o código se tornasse mais eficiente, mudamos de layout muitas vezes antes de terminar um layout o que fez com que demorasse mais tempo que o necessário. <text:s/><text:span text:style-name="T5">Ademais o gerenciamento de tempo foi uma grande dificuldade. </text:span></text:p>
      <text:p text:style-name="P3"/>
      <text:p text:style-name="P5">Houve muito “retrabalho”, pois tivemos que refazer algumas vezes a mesma coisa para as mesmas páginas.</text:p>
      <text:p text:style-name="P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4:36:07.134570395</meta:creation-date>
    <dc:date>2021-02-08T14:42:22.278805919</dc:date>
    <meta:editing-duration>PT17H38M46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2" meta:paragraph-count="18" meta:word-count="451" meta:character-count="2716" meta:non-whitespace-character-count="2269"/>
  </office:meta>
</office:document-meta>
</file>